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pitch="variable"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8" style:family="paragraph" style:parent-style-name="Standard">
      <style:paragraph-properties fo:text-align="start"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9"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0"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1"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2"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3" style:family="paragraph" style:parent-style-name="Standard">
      <style:paragraph-properties fo:text-align="start" style:justify-single-word="false"/>
      <style:text-properties officeooo:paragraph-rsid="00c98e22"/>
    </style:style>
    <style:style style:name="P14" style:family="paragraph" style:parent-style-name="Standard">
      <style:paragraph-properties fo:text-align="start" style:justify-single-word="false"/>
      <style:text-properties officeooo:paragraph-rsid="00cadade"/>
    </style:style>
    <style:style style:name="P15" style:family="paragraph" style:parent-style-name="Standard">
      <style:paragraph-properties fo:text-align="start" style:justify-single-word="false"/>
      <style:text-properties officeooo:paragraph-rsid="00cb9ab3"/>
    </style:style>
    <style:style style:name="P16" style:family="paragraph" style:parent-style-name="Standard">
      <style:paragraph-properties fo:text-align="start" style:justify-single-word="false"/>
      <style:text-properties officeooo:rsid="00cadade" officeooo:paragraph-rsid="00cadade"/>
    </style:style>
    <style:style style:name="P17" style:family="paragraph" style:parent-style-name="Standard">
      <style:paragraph-properties fo:text-align="start" style:justify-single-word="false"/>
      <style:text-properties officeooo:rsid="00cd2fab" officeooo:paragraph-rsid="00cd2fab"/>
    </style:style>
    <style:style style:name="P18" style:family="paragraph" style:parent-style-name="Standard">
      <style:paragraph-properties fo:text-align="end" style:justify-single-word="false"/>
      <style:text-properties fo:color="#ffffff" loext:opacity="100%" style:font-name="Noto Sans Mono" fo:font-size="8pt" fo:font-weight="normal" officeooo:rsid="00c98e22" officeooo:paragraph-rsid="00c98e22" fo:background-color="transparent" style:font-size-asian="8pt" style:font-weight-asian="normal" style:font-size-complex="8pt" style:font-weight-complex="normal"/>
    </style:style>
    <style:style style:name="P19" style:family="paragraph" style:parent-style-name="Standard">
      <style:paragraph-properties fo:text-align="start" style:justify-single-word="false"/>
      <style:text-properties fo:color="#ffffff" loext:opacity="100%" style:font-name="Noto Sans Mono" fo:font-size="8pt" fo:font-weight="normal" officeooo:rsid="00cadade" officeooo:paragraph-rsid="00c98e22" fo:background-color="transparent" style:font-size-asian="8pt" style:font-weight-asian="normal" style:font-size-complex="8pt" style:font-weight-complex="normal"/>
    </style:style>
    <style:style style:name="P20" style:family="paragraph" style:parent-style-name="Standard">
      <style:paragraph-properties fo:text-align="start"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21" style:family="paragraph" style:parent-style-name="Standard">
      <style:paragraph-properties fo:text-align="center"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22" style:family="paragraph" style:parent-style-name="Standard">
      <style:paragraph-properties fo:text-align="start" style:justify-single-word="false"/>
      <style:text-properties fo:color="#ffffff" loext:opacity="100%" style:font-name="Noto Sans Mono" fo:font-size="8pt" fo:font-weight="normal" officeooo:rsid="00cb9ab3" officeooo:paragraph-rsid="00cb9ab3" fo:background-color="transparent" style:font-size-asian="8pt" style:font-weight-asian="normal" style:font-size-complex="8pt" style:font-weight-complex="normal"/>
    </style:style>
    <style:style style:name="P23" style:family="paragraph" style:parent-style-name="Standard">
      <style:paragraph-properties fo:text-align="start" style:justify-single-word="false"/>
      <style:text-properties fo:color="#ffffff" loext:opacity="100%" style:font-name="Noto Sans Mono" fo:font-size="8pt" fo:font-weight="normal" officeooo:rsid="00cb9ab3" officeooo:paragraph-rsid="00cadade" fo:background-color="transparent" style:font-size-asian="8pt" style:font-weight-asian="normal" style:font-size-complex="8pt" style:font-weight-complex="normal"/>
    </style:style>
    <style:style style:name="P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0cb9ab3" officeooo:paragraph-rsid="00cadade" fo:background-color="transparent" style:font-size-asian="8pt" style:font-weight-asian="normal" style:font-size-complex="8pt"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italic" fo:font-weight="normal" officeooo:rsid="00cb9ab3" officeooo:paragraph-rsid="00cb9ab3" fo:background-color="transparent" style:font-size-asian="8pt" style:font-style-asian="italic" style:font-weight-asian="normal" style:font-size-complex="8pt" style:font-style-complex="italic"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officeooo:paragraph-rsid="00cb9ab3" style:text-blinking="false" fo:background-color="transparent" style:font-size-asian="8pt" style:font-style-asian="italic" style:font-weight-asian="normal" style:font-size-complex="8pt" style:font-style-complex="italic"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officeooo:paragraph-rsid="00cf153a"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4"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5"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6"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7" style:family="text">
      <style:text-properties fo:font-weight="normal" style:font-weight-asian="normal" style:font-weight-complex="normal"/>
    </style:style>
    <style:style style:name="T8" style:family="text">
      <style:text-properties fo:font-weight="normal" officeooo:rsid="00d38eb1" style:font-weight-asian="normal" style:font-weight-complex="normal"/>
    </style:style>
    <style:style style:name="T9" style:family="text">
      <style:text-properties fo:font-weight="normal" officeooo:rsid="00d2fb36" style:font-weight-asian="normal" style:font-weight-complex="normal"/>
    </style:style>
    <style:style style:name="T10" style:family="text">
      <style:text-properties fo:font-style="italic" style:font-style-asian="italic" style:font-style-complex="italic"/>
    </style:style>
    <style:style style:name="T11"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12"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13"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14"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10">We tire from hearing the sky full of feelings</text:span></text:p>
      <text:p text:style-name="P9"><text:s text:c="3"/>Tweeting them all ain’t too nice</text:p>
      <text:p text:style-name="P9"><text:s text:c="3"/>that’s why we’re quietest during the daylight</text:p>
      <text:p text:style-name="P9"><text:s text:c="3"/>And keep it to one song a night</text:p>
      <text:p text:style-name="P9"/>
      <text:p text:style-name="P9"><text:s text:c="3"/>Busy with hopping and chirping and perching</text:p>
      <text:p text:style-name="P9"><text:s text:c="3"/>Our friends they have so much to say</text:p>
      <text:p text:style-name="P9"><text:soft-page-break/><text:s text:c="3"/>And so we play lonesome songs only by nightfall</text:p>
      <text:p text:style-name="P9"><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10">Hey, how’s your day?</text:span></text:p>
      <text:p text:style-name="P9"><text:s text:c="3"/>Are you going to Open Folk tonight?</text:p>
      <text:p text:style-name="P9"><text:s text:c="3"/>I wish I could</text:p>
      <text:p text:style-name="P9"><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10">"We are not producers. I am not a factory. I am a human with a heart + soul + mind. 'I am more conduit than creator of what I express' is the artist's way. </text:span></text:p>
      <text:p text:style-name="P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9"><text:soft-page-break/><text:s text:c="3"/>Instead...</text:p>
      <text:p text:style-name="P9"><text:s text:c="3"/>Cultivating the soil of my life + heart</text:p>
      <text:p text:style-name="P9"><text:s text:c="3"/>Planting good seeds</text:p>
      <text:p text:style-name="P9"><text:s text:c="3"/>Giving them space + time (no overcrowded rows)</text:p>
      <text:p text:style-name="P9"><text:s text:c="3"/>And love + sunlight + water + attention + faithfulness to small things.</text:p>
      <text:p text:style-name="P9"><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9">How are things there? 2 out of 3 green room occupants are fast asleep here.</text:p>
      <text:p text:style-name="P9"/>
      <text:p text:style-name="P10">A well-known summer camp tradition is to eat all the string cheese, so very successful, I would say. I just took a bath and Neville was very curious about it. How was your set?</text:p>
      <text:p text:style-name="P9"/>
      <text:p text:style-name="P10">Kevin's gotta be one of the sleepers </text:p>
      <text:p text:style-name="P9"><text:soft-page-break/></text:p>
      <text:p text:style-name="P9">Neville and Bruce love keeping me company during baths! Sometimes they perch on the side </text:p>
      <text:p text:style-name="P9"/>
      <text:p text:style-name="P9">It was good! Started off a little rough and then I found my footing and by the end I was feeling good about it!</text:p>
      <text:p text:style-name="P9"/>
      <text:p text:style-name="P10">Bruce didn't even check it out... not sure WHAT he was up to</text:p>
      <text:p text:style-name="P9"/>
      <text:p text:style-name="P10">He mainly just wants the string cheese and the wrappers so he may have been sulking</text:p>
      <text:p text:style-name="P9"/>
      <text:p text:style-name="P9">Maybe smelling shoes? One of his other hobbies </text:p>
      <text:p text:style-name="P9"/>
      <text:p text:style-name="P9">There is yacht rock on the stage next door to the green room and it is impossibly loud. I am ready to never hear another yacht rock song for about five years </text:p>
      <text:p text:style-name="P9"/>
      <text:p text:style-name="P10">Did you bring your headphones??</text:p>
      <text:p text:style-name="P9"/>
      <text:p text:style-name="P12">No :( not the big foam ones</text:p>
      <text:p text:style-name="P12"/>
      <text:p text:style-name="P12">Bad idea to leave them!</text:p>
      <text:p text:style-name="P9"/>
      <text:p text:style-name="P10">Oh no! I wish I had thought of that last night!</text:p>
      <text:p text:style-name="P10">The PetSmart hotel had toppled over when I got back today so it's being anchored down by my blue bag and they think that is an excellent addition</text:p>
      <text:p text:style-name="P9"/>
      <text:p text:style-name="P9">Have you ever played yacht rock?</text:p>
      <text:p text:style-name="P9"/>
      <text:p text:style-name="P10"><text:soft-page-break/>Hmm, I don't think I have. Secret B-Sides would be the closest but we don't really rock so we thankfully stay more in the R&amp;B/hip-hop realm </text:p>
      <text:p text:style-name="P10">And I hate Steely Dan. Does playing Dreams by Fleetwood Mac count?</text:p>
      <text:p text:style-name="P9"/>
      <text:p text:style-name="P9">Awww thanks for looking out for them. And me sometimes too!!</text:p>
      <text:p text:style-name="P9"/>
      <text:p text:style-name="P9">Oh that's good. I don't think Fleetwood Mac counts but now I'm pondering the definition at all</text:p>
      <text:p text:style-name="P9"/>
      <text:p text:style-name="P10">You're welcome!</text:p>
      <text:p text:style-name="P10"/>
      <text:p text:style-name="P10">It's all very tricky. I googled yacht rock examples and that came up, but I'm gonna let them and me slide on this one. I've covered it in almost every band including with Tina and she would never admit to playing yacht rock... I don't think </text:p>
      <text:p text:style-name="P11"/>
      <text:p text:style-name="P11">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text:p text:style-name="P2"/>
      <text:p text:style-name="P7"/>
      <text:p text:style-name="P7"/>
      <text:p text:style-name="P7"/>
      <text:p text:style-name="P7"/>
      <text:p text:style-name="P7"/>
      <text:p text:style-name="P8"><text:soft-page-break/>VI.VI</text:p>
      <text:p text:style-name="P18"/>
      <text:p text:style-name="P13"><text:span text:style-name="T12">I woke at seven, put on my shorts, my green Idaho Down shirt, packed my blue bag with phone, wallet, journal and cup, put on my hat, sprayed my rug with Febreze </text:span><text:span text:style-name="T13">air freshener, put on my Rainbows and walked out of the house. I walked downtown with a slight periodic pain in my left big toe.</text:span></text:p>
      <text:p text:style-name="P19"><text:s text:c="3"/>I went to French Broad Food Co-Op, bought some lavender Dr. Bronner’s shaving soap and a plum, then walked to High Five, where one of the baristas was holding a baby. I ordered a dark roast, walked up to the park (where they were setting up an art market,) and wrote in my journal.</text:p>
      <text:p text:style-name="P19"><text:s text:c="3"/>I read a few days’ worth of entries and showed Hannah the barista baby. She said, “Childcare is hard to find these days!” followed by a cry-laugh emoji.</text:p>
      <text:p text:style-name="P19"/>
      <text:p text:style-name="P20">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p>
      <text:p text:style-name="P20"><text:s text:c="3"/>Holy shit, I just realized, if I find paper that is ~8x6, I could stick two labels to each side, then bind them together in a traditional way, the main benefit being that I could apply a cover after that and know it wouldn’t be bursting at the seams.</text:p>
      <text:p text:style-name="P20"/>
      <text:p text:style-name="P21">. . .</text:p>
      <text:p text:style-name="P21"/>
      <text:p text:style-name="P20"><text:soft-page-break/>As I was leaving the park to get another coffee, I was stopped in my tracks by a table full of beautiful journals.</text:p>
      <text:p text:style-name="P20"><text:s text:c="3"/>“You can look at them if you want.”</text:p>
      <text:p text:style-name="P20"><text:s text:c="3"/>“Do you do these yourself??”</text:p>
      <text:p text:style-name="P20"><text:s text:c="3"/>“Yes, everything.”</text:p>
      <text:p text:style-name="P20"><text:s text:c="3"/>I explained to Sara what I was trying to do and though she was distracted, she was supportive. I think I am being called to bookbinding.</text:p>
      <text:p text:style-name="P20"><text:s text:c="3"/>I sat outside AVL Club while realizing the feeling of an impending new hobby when Squid came outside and asked how things were going. I talked to him and he was so encouraging, even put the idea in my head of making my own paper.</text:p>
      <text:p text:style-name="P20"><text:s text:c="3"/>He made me a free latte and we talked briefly about the keyboard hobby. Sierra was there too, but we hardly said a word to each other.</text:p>
      <text:p text:style-name="P20"><text:s text:c="3"/>I left, decided I might swing by Staples to see what odd-sized paper they had, then realized as I was passing Earth Guild that they would have all that kind of stuff.</text:p>
      <text:p text:style-name="P20"><text:s text:c="3"/>I saw that they don’t open til noon, sat outside the library and wrote in my journal.</text:p>
      <text:p text:style-name="P20"/>
      <text:p text:style-name="P21">. . .</text:p>
      <text:p text:style-name="P20"/>
      <text:p text:style-name="P16"><text:span text:style-name="T11">I walked around Staples and found nothing of interest. Cait texted me, saying, “</text:span><text:span text:style-name="T14">Our horrisope says we should practice more wabi Sabi”</text:span></text:p>
      <text:p text:style-name="P22"><text:s text:c="3"/>I said, “Haha nice I’m knee deep in it</text:p>
      <text:p text:style-name="P22"><text:s text:c="3"/>Idea of bookbinding hit me hard. I’m walking around Staples waiting for Earth Guild to open”</text:p>
      <text:p text:style-name="P23"><text:s text:c="3"/>“Omg yesss</text:p>
      <text:p text:style-name="P23"><text:s text:c="3"/>That’s is my absolute favorite”</text:p>
      <text:p text:style-name="P14"><text:soft-page-break/><text:span text:style-name="T14"><text:s text:c="3"/>I had texted Hannah saying, “</text:span><text:span text:style-name="T5">Met a bookbinder in the park today and am realizing this is gonna be an inescapable new hobby” and when I walked out of Stapes, she said, “Ooh!! Say more”</text:span></text:p>
      <text:p text:style-name="P24"><text:s text:c="3"/>I said, “Okay, you asked for it.”</text:p>
      <text:p text:style-name="P14"><text:span text:style-name="T5"><text:s text:c="3"/></text:span><text:span text:style-name="T6">I told you about how I was printing my journal entries and loving it. Only problem is it makes the pages three times wider so my first experiment is bursting at the seams</text:span></text:p>
      <text:p text:style-name="P25"><text:s text:c="3"/>And not confident about my plan of using sacrificial books for that reason</text:p>
      <text:p text:style-name="P26"><text:s text:c="3"/>Last night I was thinking about it a lot, how I could maybe just stick two labels together and then glue a bunch of those together to bind them</text:p>
      <text:p text:style-name="P26"><text:s text:c="3"/>But then I was having a coffee in Pritchard this mnorning and it occurred to me if I could find or make a paper size that was like, ~9*7, I could stick two labels on each side, fold them in half and then staple them together and/or stitch them into a cover</text:p>
      <text:p text:style-name="P26"><text:s text:c="3"/>Then it was 10am and AVL club opened up, so I started walking that direction and there was this lady in the park (there was a maker festival happening) who MAKES JOURNALS</text:p>
      <text:p text:style-name="P26"><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p>
      <text:p text:style-name="P26"><text:s text:c="3"/>Then I realized earth Guild has ALL this stuff and probably even books about it, so I went walking around Stapes while waiting for them to open and I’m heading that way now</text:p>
      <text:p text:style-name="P15"><text:soft-page-break/><text:span text:style-name="T3"><text:s text:c="3"/>All this bc I walked downtown to try out bronner’s shaving soap from FBF</text:span><text:span text:style-name="T4">C</text:span></text:p>
      <text:p text:style-name="P15"><text:span text:style-name="T4"><text:s text:c="3"/></text:span><text:span text:style-name="T1">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27"><text:s text:c="3"/>I walked down to AVL Club and got an Americano from Sierra, said her arms were tan. She said she had spent two weeks at the beach and was now broke. I sat in the window and wrote in my journal.</text:p>
      <text:p text:style-name="P27"/>
      <text:p text:style-name="P28">. . .</text:p>
      <text:p text:style-name="P27"/>
      <text:p text:style-name="P17"><text:span text:style-name="T1">I </text:span><text:span text:style-name="T2">used the restroom, went back to Pritchard and inspected one of the journals while asking Sara’s apprentice Frankie some questions. I think she said you just poke the embroidery needle right through the paper… but the leather, too?</text:span></text:p>
      <text:p text:style-name="P29"><text:s text:c="3"/>I checked out the leather shop on Wall St., but they didn’t have anything helpful, so I walked to Wedge, ordered an Athletic and wrote in my journal.</text:p>
      <text:p text:style-name="P29"/>
      <text:p text:style-name="P29">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p>
      <text:p text:style-name="P17"><text:span text:style-name="T2"><text:s text:c="3"/>Anyway, for my first proto, I hope to staple together about 20 sheets at a time, then, based on how long the journal ends up being (maybe even </text:span><text:soft-page-break/><text:span text:style-name="T2">double-spaced?,) stack as many stapled bundles as needed and then bind/cover them… with shipping labels!</text:span></text:p>
      <text:p text:style-name="P29"/>
      <text:p text:style-name="P30">. . .</text:p>
      <text:p text:style-name="P30"/>
      <text:p text:style-name="P31">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Epilogue——</text:p>
      <text:p text:style-name="P34"/>
      <text:p text:style-name="P32">I am all kinds of crazy. For one, I didn’t even change the roman numeral from VI to VII when the month switched from June to July. I drove myself practically nuts last night trying to create all kinds of at-home journal bindings. While some have slight promise in terms of look and feel, the only one that holds the promise of being continually useable is the Moleskin without a cover.</text:p>
      <text:p text:style-name="P32"><text:s text:c="3"/>The cover was so stiff and inflexible that it started pointing off in a ridiculous direction and made the book look like it wasn’t even shut. I’m not sure what else to write about my night. There was lots of printing and pasting and tearing and stapling. I had a very brief interaction with Hannah, drank a couple hop waters, ate some cheese, smoked some weed and stayed up very late.</text:p>
      <text:p text:style-name="P32"/>
      <text:p text:style-name="P34">VII.VII</text:p>
      <text:p text:style-name="P34"><text:span text:style-name="T7"/></text:p>
      <text:p text:style-name="P35"><text:span text:style-name="T7">I woke at 11 to a text from Sunny saying she would be in town on Monday. I went downstairs and made a coffee. Erica asked how my experiments had gone, and, when I said failures all around, she was very shocked and wanted to know more. “I don’t even remember,” I said.</text:span></text:p>
      <text:p text:style-name="P35"><text:span text:style-name="T7"><text:s text:c="3"/>“You don’t remember??”</text:span></text:p>
      <text:p text:style-name="P35"><text:span text:style-name="T7"><text:s text:c="3"/>I said, “Eh, I’ll show them to you later.”</text:span></text:p>
      <text:p text:style-name="P35"><text:span text:style-name="T7"><text:s text:c="3"/>I drank a coffee in the hammock while watching critters roam the back garden. Erica had made a little bowl out of a piece of wood and was talking about what flutes she wanted or could possibly take to Europe, if any. We were talking about drinking at the Brew Pump and I suggested she might like hop </text:span><text:soft-page-break/><text:span text:style-name="T7">waters, so I went upstairs to grab one, cleaned up the last of my trash from the night before, took down all the experiments, </text:span><text:span text:style-name="T8">my phone, </text:span><text:span text:style-name="T7">a lighter, my empty coffee cup and a hop water. </text:span><text:span text:style-name="T8">I showed those off and ran up here to see if I liked the first experiment where the labels are pasted to wax bones, but the logistics of having to print pages in a weird order is prohibitive to creating as I go, especially since the labels are integral to the structure.</text:span></text:p>
      <text:p text:style-name="P35"><text:span text:style-name="T8"><text:s text:c="3"/>I sat down and wrote in my journal.</text:span></text:p>
      <text:p text:style-name="P35"><text:span text:style-name="T8"/></text:p>
      <text:p text:style-name="P35"><text:span text:style-name="T7">I have decided that, since there’s about 30 more pages left, I will continue to write in the Moleskin I created last night, and hopefully fashion a cover for it. I still somewhat prefer my previous soft-covered journal, but since these pages are numbered and the formatting has altered a slight bit, it makes more sense for me to continue editing this file until the book is full.</text:span></text:p>
      <text:p text:style-name="P35"><text:span text:style-name="T7"><text:s text:c="3"/>I would have probably continued experimenting if I hadn’t used up a whole roll last night, but the thought of having to refill </text:span><text:span text:style-name="T8">the printer </text:span><text:span text:style-name="T7">restrained me a bit. </text:span></text:p>
      <text:p text:style-name="P36"><text:span text:style-name="T9"><text:s text:c="3"/></text:span><text:span text:style-name="T7">It’s official then:</text:span></text:p>
      <text:p text:style-name="P36"><text:span text:style-name="T7"><text:s text:c="3"/>The pink journal is retired</text:span></text:p>
      <text:p text:style-name="P36"><text:span text:style-name="T7"><text:s text:c="3"/>The naked Moleskin will live on for 30 more pages</text:span></text:p>
      <text:p text:style-name="P36"><text:span text:style-name="T7"><text:s text:c="3"/>I will continue to think about what comes next</text:span></text:p>
      <text:p text:style-name="P36"><text:span text:style-name="T7"><text:s text:c="3"/>What comes next may, in fact, have to be bare printed pages held together by a paper clip. Don’t think I wouldn’t put it past me. </text:span></text:p>
      <text:p text:style-name="P36"><text:span text:style-name="T7"/></text:p>
      <text:p text:style-name="P37"><text:span text:style-name="T7">. .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7T12:38:45.339587762</dc:date>
    <meta:editing-duration>P4DT24M14S</meta:editing-duration>
    <meta:editing-cycles>152</meta:editing-cycles>
    <meta:generator>LibreOffice/7.3.7.2$Linux_X86_64 LibreOffice_project/30$Build-2</meta:generator>
    <meta:print-date>2024-07-07T12:38:16.789022510</meta:print-date>
    <meta:document-statistic meta:table-count="0" meta:image-count="0" meta:object-count="0" meta:page-count="154" meta:paragraph-count="1146" meta:word-count="39557" meta:character-count="206214" meta:non-whitespace-character-count="166056"/>
  </office:meta>
</office:document-meta>
</file>